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fo:padding="0in" fo:border="none" style:writing-mode="lr-tb"/>
      <style:text-properties officeooo:paragraph-rsid="0019a449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 style:writing-mode="lr-tb"/>
      <style:text-properties fo:font-weight="bold" officeooo:rsid="0019a449" officeooo:paragraph-rsid="0019a449" style:font-weight-asian="bold" style:font-weight-complex="bold"/>
    </style:style>
    <style:style style:name="P3" style:family="paragraph" style:parent-style-name="Text_20_body" style:list-style-name="L1">
      <style:paragraph-properties fo:margin-left="0in" fo:margin-right="0in" fo:text-indent="0in" style:auto-text-indent="false" fo:padding="0in" fo:border="none" style:writing-mode="lr-tb"/>
      <style:text-properties officeooo:paragraph-rsid="0019a449"/>
    </style:style>
    <style:style style:name="P4" style:family="paragraph" style:parent-style-name="Text_20_body" style:list-style-name="L1">
      <style:paragraph-properties fo:margin-left="0in" fo:margin-right="0in" fo:text-indent="0in" style:auto-text-indent="false" fo:padding="0in" fo:border="none" style:writing-mode="lr-tb"/>
      <style:text-properties officeooo:paragraph-rsid="0019a449" fo:background-color="transparent"/>
    </style:style>
    <style:style style:name="P5" style:family="paragraph" style:parent-style-name="Text_20_body" style:list-style-name="L2">
      <style:paragraph-properties fo:margin-left="0in" fo:margin-right="0in" fo:text-indent="0in" style:auto-text-indent="false" fo:padding="0in" fo:border="none" style:writing-mode="lr-tb"/>
      <style:text-properties fo:background-color="transparent"/>
    </style:style>
    <style:style style:name="P6" style:family="paragraph" style:parent-style-name="Text_20_body" style:list-style-name="L3">
      <style:paragraph-properties fo:margin-left="0in" fo:margin-right="0in" fo:text-indent="0in" style:auto-text-indent="false" fo:padding="0in" fo:border="none" style:writing-mode="lr-tb"/>
      <style:text-properties fo:background-color="transparent"/>
    </style:style>
    <style:style style:name="P7" style:family="paragraph" style:parent-style-name="Text_20_body" style:list-style-name="L4">
      <style:paragraph-properties fo:margin-left="0in" fo:margin-right="0in" fo:text-indent="0in" style:auto-text-indent="false" fo:padding="0in" fo:border="none" style:writing-mode="lr-tb"/>
      <style:text-properties fo:background-color="transparent"/>
    </style:style>
    <style:style style:name="P8" style:family="paragraph" style:parent-style-name="Text_20_body" style:list-style-name="L5">
      <style:paragraph-properties fo:margin-left="0in" fo:margin-right="0in" fo:text-indent="0in" style:auto-text-indent="false" fo:padding="0in" fo:border="none" style:writing-mode="lr-tb"/>
      <style:text-properties fo:background-color="transparent"/>
    </style:style>
    <style:style style:name="P9" style:family="paragraph" style:parent-style-name="Text_20_body" style:list-style-name="L6">
      <style:paragraph-properties fo:margin-left="0.5in" fo:margin-right="0in" fo:text-indent="0in" style:auto-text-indent="false" fo:padding="0in" fo:border="none" style:writing-mode="lr-tb"/>
      <style:text-properties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1"><text:tab/><text:tab/><text:tab/></text:span><text:span text:style-name="T2">WEEK TWO ASSIGNMENTS: DATABASES</text:span></text:p>
      <text:p text:style-name="P1"><text:span text:style-name="T1"/></text:p>
      <text:list text:style-name="L1">
        <text:list-header>
          <text:p text:style-name="P3"><text:span text:style-name="T1"/></text:p>
        </text:list-header>
        <text:list-item>
          <text:p text:style-name="P4"><text:bookmark text:name="docs-internal-guid-9191b636-7fff-62e2-6044-f87648a6e5cf"/>Define what an attribute is in the context of a database: An attribute in the context of a database refers to a characteristic or property that describes an entity. It represents a piece of information that can be stored within a database table as a column.</text:p>
        </text:list-item>
      </text:list>
      <text:p text:style-name="Text_20_body"/>
      <text:list text:style-name="L2">
        <text:list-item>
          <text:p text:style-name="P5">Why is it important to have a unique identifier for each item in a database? Having a unique identifier for each item in a database ensures that each entity can be uniquely identified and distinguished from others. This unique identifier, often referred to as a primary key, helps maintain data integrity, enables efficient retrieval and manipulation of data, and supports relationships between different entities in the database.</text:p>
        </text:list-item>
      </text:list>
      <text:p text:style-name="Text_20_body"/>
      <text:list text:style-name="L3">
        <text:list-item>
          <text:p text:style-name="P6">Provide at least five examples of attributes that might be associated with a "Patient" entity in a hospital database:</text:p>
          <text:list>
            <text:list-item>
              <text:p text:style-name="P6">Patient ID (unique identifier)</text:p>
            </text:list-item>
            <text:list-item>
              <text:p text:style-name="P6">Name</text:p>
            </text:list-item>
            <text:list-item>
              <text:p text:style-name="P6">Date of Birth</text:p>
            </text:list-item>
            <text:list-item>
              <text:p text:style-name="P6">Gender</text:p>
            </text:list-item>
            <text:list-item>
              <text:p text:style-name="P6">Medical History</text:p>
            </text:list-item>
          </text:list>
        </text:list-item>
      </text:list>
      <text:p text:style-name="Text_20_body"/>
      <text:list text:style-name="L4">
        <text:list-item>
          <text:p text:style-name="P7">Imagine a library book. List three characteristics that help distinguish one specific book from another:</text:p>
          <text:list>
            <text:list-item>
              <text:p text:style-name="P7">ISBN (International Standard Book Number)</text:p>
            </text:list-item>
            <text:list-item>
              <text:p text:style-name="P7">Title</text:p>
            </text:list-item>
            <text:list-item>
              <text:p text:style-name="P7">Author</text:p>
            </text:list-item>
          </text:list>
        </text:list-item>
      </text:list>
      <text:p text:style-name="Text_20_body"/>
      <text:list text:style-name="L5">
        <text:list-item>
          <text:p text:style-name="P8">Explain the difference between a single-valued attribute and a multi-valued attribute, providing an example of each:</text:p>
          <text:list>
            <text:list-item>
              <text:p text:style-name="P8">Single-valued attribute: A single-valued attribute is an attribute that holds a single value for each entity instance. For example, in a "Student" entity, the attribute "Age" would typically be single-valued because each student has only one age.</text:p>
            </text:list-item>
          </text:list>
        </text:list-item>
      </text:list>
      <text:p text:style-name="Text_20_body"><text:soft-page-break/></text:p>
      <text:list text:style-name="L6">
        <text:list-item>
          <text:p text:style-name="P9">Multi-valued attribute: A multi-valued attribute is an attribute that can hold multiple values for each entity instance. For example, in a "Student" entity, the attribute "Phone Numbers" could be multi-valued because a student may have more than one phone number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7:56:59.852665600</meta:creation-date>
    <meta:editing-duration>PT22M14S</meta:editing-duration>
    <meta:editing-cycles>2</meta:editing-cycles>
    <meta:generator>LibreOffice/24.2.0.3$Linux_X86_64 LibreOffice_project/da48488a73ddd66ea24cf16bbc4f7b9c08e9bea1</meta:generator>
    <dc:date>2024-03-13T18:28:26.962887953</dc:date>
    <meta:document-statistic meta:table-count="0" meta:image-count="0" meta:object-count="0" meta:page-count="2" meta:paragraph-count="16" meta:word-count="277" meta:character-count="1707" meta:non-whitespace-character-count="1458"/>
  </office:meta>
</office:document-meta>
</file>